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3" style:family="paragraph" style:parent-style-name="Text_20_body" style:list-style-name="L1">
      <style:text-properties fo:font-size="11pt" style:font-size-asian="11pt" style:font-size-complex="11pt"/>
    </style:style>
    <style:style style:name="P14" style:family="paragraph">
      <style:paragraph-properties fo:text-align="center"/>
    </style:style>
    <style:style style:name="P15" style:family="paragraph">
      <style:text-properties style:font-name="Courier New" fo:font-size="10pt" style:font-size-asian="10pt" style:font-size-complex="10pt"/>
    </style:style>
    <style:style style:name="P16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/>
    </style:style>
    <style:style style:name="T4" style:family="text">
      <style:text-properties fo:color="#0000cc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Courier New" fo:font-size="10pt" style:font-size-asian="10pt" style:font-size-complex="10pt"/>
    </style:style>
    <style:style style:name="T7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color="#000000" draw:fill="solid" draw:fill-color="#dddddd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333cm" style:run-through="foreground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mart GateWay User Guide</text:p>
      <text:p text:style-name="P1"/>
      <text:p text:style-name="P2">Air Conditioner Solar Management System</text:p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1.Insertion dans l'ensemble du système<text:tab/>2</text:p>
          <text:p text:style-name="P7">2.Affichage LCD <text:tab/>3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Insertion dans l'ensemble du système</text:h>
      <text:p text:style-name="P4">SysML</text:p>
      <text:p text:style-name="P4">Rôle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Initialisation des variables du sytème </text:h>
      <text:p text:style-name="P8"/>
      <text:p text:style-name="P8">Lors du démarrage, plusieurs variables sont initialisées :</text:p>
      <text:list xml:id="list1678275265690832551" text:style-name="L1">
        <text:list-item>
          <text:p text:style-name="P13">les variables associées au<text:span text:style-name="T2"> RmDv</text:span>,</text:p>
        </text:list-item>
        <text:list-item>
          <text:p text:style-name="P13">la variable <text:s/><text:span text:style-name="T2">DFH_CentralData</text:span>. </text:p>
        </text:list-item>
      </text:list>
      <text:p text:style-name="P9">L'horloge système doit aussi être mise à jour, <text:span text:style-name="T2">TimeStampClock</text:span> (dans le module <text:span text:style-name="T2">TimeStampManagement.c/.h</text:span>)</text:p>
      <text:h text:style-name="Heading_20_2" text:outline-level="2">La variable <text:span text:style-name="T2">DFH_CentralData</text:span></text:h>
      <text:p text:style-name="P10"><text:tab/><text:span text:style-name="T5">TimeStampTypedef LastHMITimeStamp = </text:span><text:span text:style-name="T4">1 Jan 2024, 12h00 00sec<text:tab/></text:span><text:span text:style-name="T5"><text:tab/><text:tab/></text:span></text:p>
      <text:p text:style-name="P11"><text:tab/>DFH_HMIMode Mode = <text:span text:style-name="T3">HMI_Mode_Program</text:span><text:tab/><text:tab/><text:tab/><text:tab/><text:tab/></text:p>
      <text:p text:style-name="P11"><text:tab/>DFH_AutoModeDataTypedef Auto </text:p>
      <text:p text:style-name="P11"><text:tab/><text:tab/>float TempMinExt = <text:span text:style-name="T3">10.0</text:span><text:tab/><text:tab/><text:tab/><text:tab/><text:tab/><text:tab/><text:tab/>float PowExcessStart = <text:span text:style-name="T3">500.0</text:span></text:p>
      <text:p text:style-name="P11"><text:tab/><text:tab/>float PowExcessStop = <text:span text:style-name="T3">200.0</text:span></text:p>
      <text:p text:style-name="P11"><text:tab/><text:tab/>char ClimPrio[4]={4,3,2,1};<text:tab/><text:tab/><text:tab/><text:tab/><text:tab/><text:tab/><text:tab/>short int TempMinHC = <text:span text:style-name="T3">18</text:span></text:p>
      <text:p text:style-name="P11"><text:tab/><text:tab/>short int TempMinHP = <text:span text:style-name="T3">18<text:tab/></text:span><text:tab/><text:tab/><text:tab/><text:tab/></text:p>
      <text:p text:style-name="P11"><text:tab/>DFH_ProgramModeDataTypedef Program;</text:p>
      <text:p text:style-name="P11"><text:tab/><text:tab/>char Temperature_6h[4] = <text:span text:style-name="T3">{0,0,0,0} // stop cmde </text:span></text:p>
      <text:p text:style-name="P11"><text:tab/><text:tab/>char Temperature_8h[4] = <text:span text:style-name="T3">{0,0,0,0} // stop cmde </text:span></text:p>
      <text:p text:style-name="P11"><text:tab/><text:tab/>char Temperature_10h[4] <text:s/>= <text:span text:style-name="T3">{0,0,0,0} // stop cmde </text:span></text:p>
      <text:p text:style-name="P11"><text:tab/><text:tab/>char Temperature_15h[4]= <text:span text:style-name="T3">{0,0,0,0} // stop cmde </text:span></text:p>
      <text:p text:style-name="P11"><text:tab/><text:tab/>char Temperature_18h[4] = <text:span text:style-name="T3">{0,0,0,0} // stop cmde </text:span></text:p>
      <text:p text:style-name="P11"><text:tab/><text:tab/>char Temperature_23h[4] =<text:span text:style-name="T3">{0,0,0,0} // stop cmde </text:span><text:tab/><text:tab/><text:tab/><text:tab/></text:p>
      <text:p text:style-name="P11"><text:tab/>DFH_HollidaysModeDataTypedef Hollidays;<text:tab/><text:tab/><text:tab/></text:p>
      <text:p text:style-name="P11"><text:tab/><text:tab/>char Mode = <text:span text:style-name="T3">HMI_Mode_Program</text:span><text:tab/></text:p>
      <text:p text:style-name="P11"><text:tab/><text:tab/>char TempHG_bleu<text:span text:style-name="T3"> = 0 // stop cmde </text:span></text:p>
      <text:p text:style-name="P11"><text:tab/><text:tab/>char TempHG_blanc <text:span text:style-name="T3"><text:s/>= 0 // stop cmde </text:span></text:p>
      <text:p text:style-name="P11"><text:tab/><text:tab/>char TempHG_rouge<text:span text:style-name="T3"> = 0 // stop cmde </text:span></text:p>
      <text:p text:style-name="P11"><text:tab/><text:tab/>TimeStampTypedef ArrivalDate = <text:span text:style-name="T3">2 Jan 2024, 12h00 00sec<text:tab/></text:span></text:p>
      <text:p text:style-name="P11"><text:tab/>DFH_PowDataOptTypedef OptPowData;<text:tab/><text:tab/><text:tab/><text:tab/><text:tab/><text:tab/><text:tab/>float PowExcess = <text:span text:style-name="T3">1000.0</text:span><text:tab/><text:tab/><text:tab/><text:tab/><text:tab/><text:tab/></text:p>
      <text:p text:style-name="P11"><text:tab/><text:tab/>float PowL1_Home = <text:span text:style-name="T3">100.0</text:span></text:p>
      <text:p text:style-name="P11"><text:tab/><text:tab/>float PowInverter = <text:span text:style-name="T3">1000.0</text:span></text:p>
      <text:p text:style-name="P11"><text:tab/><text:tab/>char <text:s/>ReapeatBeep = <text:span text:style-name="T3">0</text:span></text:p>
      <text:p text:style-name="P11"><text:tab/><text:tab/>char <text:s/>PrioVE = <text:span text:style-name="T3">0</text:span></text:p>
      <text:p text:style-name="P11"><text:tab/><text:tab/>char <text:s/>CoupureNuit = <text:span text:style-name="T3">0</text:span></text:p>
      <text:p text:style-name="P11"><text:tab/><text:tab/>char <text:s/>CouleurTempo <text:s/>= <text:span text:style-name="T3">1</text:span> (Bleu)<text:tab/></text:p>
      <text:p text:style-name="P10"><text:tab/><text:tab/><text:tab/><text:tab/><text:tab/><text:tab/><text:tab/><text:tab/><text:tab/><text:tab/><text:tab/><text:tab/><text:tab/><text:tab/><text:tab/><text:tab/></text:p>
      <text:p text:style-name="P10"><text:soft-page-break/></text:p>
      <text:p text:style-name="P10"/>
      <text:p text:style-name="P10"/>
      <text:p text:style-name="P10"/>
      <text:p text:style-name="P10"/>
      <text:p text:style-name="P8">typedef struct </text:p>
      <text:p text:style-name="P8">{</text:p>
      <text:p text:style-name="P8"><text:tab/>/*réception*/</text:p>
      <text:p text:style-name="P8"><text:tab/>float Temperature;</text:p>
      <text:p text:style-name="P8"><text:tab/>RmDv_TelecoIR_Cmde LastTempSet;</text:p>
      <text:p text:style-name="P8"><text:tab/>RmDv_WarningCode Status;</text:p>
      <text:p text:style-name="P8"><text:tab/>RmDv_WkUp_CurrentState PrevState;</text:p>
      <text:p text:style-name="P8"><text:tab/></text:p>
      <text:p text:style-name="P8"><text:tab/>/*émission*/</text:p>
      <text:p text:style-name="P8"><text:tab/>RmDv_TelecoIR_Cmde NewTempSet;</text:p>
      <text:p text:style-name="P8"><text:tab/>Delay_Typedef Delay;</text:p>
      <text:p text:style-name="P8"><text:tab/></text:p>
      <text:p text:style-name="P8"><text:tab/>/* variable d'état */</text:p>
      <text:p text:style-name="P8"><text:tab/>char ID;</text:p>
      <text:p text:style-name="P8"><text:tab/>char ReadyToRead;</text:p>
      <text:p text:style-name="P8"><text:tab/></text:p>
      <text:p text:style-name="P8">}RmDvDataTypedef;<text:tab/><text:tab/><text:tab/></text:p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Affichage LCD </text:h>
      <text:p text:style-name="P5">Utiliser deux boutons :</text:p>
      <text:p text:style-name="P5">GPIOC.13 = Tamp ^ </text:p>
      <text:p text:style-name="P5">GPIOA.0 = Wup <text:s text:c="4"/>&gt;</text:p>
      <text:p text:style-name="P5"/>
      <text:p text:style-name="P5">PC13 = menu principal (vertical)</text:p>
      <text:p text:style-name="P5">PA0 = sous menu (horizontal)</text:p>
      <text:p text:style-name="P5"/>
      <text:p text:style-name="P5"/>
      <text:p text:style-name="P5"/>
      <text:p text:style-name="P5"><text:soft-page-break/>Chaque écran est identifié par un <text:span text:style-name="T2">Screen </text:span>(type enum)</text:p>
      <text:p text:style-name="P5"/>
      <text:p text:style-name="P5"><draw:g text:anchor-type="paragraph" draw:z-index="0" draw:style-name="gr1"><draw:rect draw:style-name="gr2" draw:text-style-name="P14" svg:width="3.664cm" svg:height="0.922cm" svg:x="0.402cm" svg:y="0.104cm"><text:p/></draw:rect><draw:frame draw:style-name="gr3" draw:text-style-name="P15" svg:width="3.49cm" svg:height="0.803cm" svg:x="0.577cm" svg:y="0.222cm"><draw:text-box><text:p text:style-name="P15"><text:span text:style-name="T6">SGw : </text:span><text:span text:style-name="T7">Rev x.yz</text:span></text:p><text:p text:style-name="P15"><text:span text:style-name="T6"/></text:p></draw:text-box></draw:frame></draw:g></text:p>
      <text:p text:style-name="P5"/>
      <text:p text:style-name="P5"><draw:line text:anchor-type="paragraph" draw:z-index="2" draw:style-name="gr4" draw:text-style-name="P14" svg:x1="2.244cm" svg:y1="0.132cm" svg:x2="2.244cm" svg:y2="1.275cm"><text:p/></draw:line><draw:frame text:anchor-type="paragraph" draw:z-index="4" draw:style-name="gr5" draw:text-style-name="P16" svg:width="1.177cm" svg:height="0.53cm" svg:x="2.558cm" svg:y="0.427cm"><draw:text-box><text:p><text:span text:style-name="T8">2 sec</text:span></text:p></draw:text-box></draw:frame></text:p>
      <text:p text:style-name="P5"/>
      <text:p text:style-name="P5"><draw:g text:anchor-type="paragraph" draw:z-index="1" draw:style-name="gr1"><draw:rect draw:style-name="gr2" draw:text-style-name="P14" svg:width="3.664cm" svg:height="0.922cm" svg:x="0.402cm" svg:y="0.383cm"><text:p/></draw:rect><draw:frame draw:style-name="gr3" draw:text-style-name="P15" svg:width="3.49cm" svg:height="0.803cm" svg:x="0.577cm" svg:y="0.501cm"><draw:text-box><text:p text:style-name="P15"><text:span text:style-name="T6">Waiting for HMI</text:span></text:p><text:p text:style-name="P15"><text:span text:style-name="T6">...</text:span></text:p></draw:text-box></draw:frame></draw:g></text:p>
      <text:p text:style-name="P5"/>
      <text:p text:style-name="P5"><draw:line text:anchor-type="paragraph" draw:z-index="3" draw:style-name="gr4" draw:text-style-name="P14" svg:x1="2.244cm" svg:y1="0.411cm" svg:x2="2.244cm" svg:y2="1.554cm"><text:p/></draw:line></text:p>
      <text:p text:style-name="P5"><draw:frame text:anchor-type="paragraph" draw:z-index="5" draw:style-name="gr5" draw:text-style-name="P16" svg:width="4.784cm" svg:height="0.53cm" svg:x="2.734cm" svg:y="0.289cm"><draw:text-box><text:p><text:span text:style-name="T8">Communication UART from HMI</text:span></text:p></draw:text-box></draw:frame></text:p>
      <text:p text:style-name="P5"/>
      <text:p text:style-name="P5"><draw:g text:anchor-type="paragraph" draw:z-index="6" draw:style-name="gr1"><draw:rect draw:style-name="gr2" draw:text-style-name="P14" svg:width="3.664cm" svg:height="0.922cm" svg:x="0.342cm" svg:y="0.229cm"><text:p/></draw:rect><draw:frame draw:style-name="gr3" draw:text-style-name="P15" svg:width="3.49cm" svg:height="0.803cm" svg:x="0.517cm" svg:y="0.347cm"><draw:text-box><text:p text:style-name="P15"><text:span text:style-name="T6">Push V main menu</text:span></text:p><text:p text:style-name="P15"><text:span text:style-name="T6">Push &gt; submenu</text:span></text:p></draw:text-box></draw:frame></draw:g></text:p>
      <text:p text:style-name="P5"/>
      <text:p text:style-name="P5"><draw:line text:anchor-type="paragraph" draw:z-index="7" draw:style-name="gr4" draw:text-style-name="P14" svg:x1="2.205cm" svg:y1="0.258cm" svg:x2="2.205cm" svg:y2="1.401cm"><text:p/></draw:line></text:p>
      <text:p text:style-name="P5"><draw:frame text:anchor-type="paragraph" draw:z-index="8" draw:style-name="gr5" draw:text-style-name="P16" svg:width="1.177cm" svg:height="0.53cm" svg:x="2.558cm" svg:y="0.093cm"><draw:text-box><text:p><text:span text:style-name="T8">60 sec</text:span></text:p></draw:text-box></draw:frame></text:p>
      <text:p text:style-name="P5"/>
      <text:p text:style-name="P5"><draw:g text:anchor-type="paragraph" draw:z-index="9" draw:style-name="gr1"><draw:rect draw:style-name="gr2" draw:text-style-name="P14" svg:width="3.664cm" svg:height="0.922cm" svg:x="0.362cm" svg:y="0.067cm"><text:p/></draw:rect><draw:frame draw:style-name="gr3" draw:text-style-name="P15" svg:width="3.49cm" svg:height="0.803cm" svg:x="0.537cm" svg:y="0.185cm"><draw:text-box><text:p text:style-name="P15"><text:span text:style-name="T6">V System clock :</text:span></text:p><text:p text:style-name="P15"><text:span text:style-name="T7">18:29:12</text:span></text:p></draw:text-box></draw:frame></draw:g><draw:g text:anchor-type="paragraph" draw:z-index="10" draw:style-name="gr1"><draw:rect draw:style-name="gr2" draw:text-style-name="P14" svg:width="3.664cm" svg:height="0.922cm" svg:x="4.687cm" svg:y="0.085cm"><text:p/></draw:rect><draw:frame draw:style-name="gr3" draw:text-style-name="P15" svg:width="3.49cm" svg:height="0.803cm" svg:x="4.862cm" svg:y="0.203cm"><draw:text-box><text:p text:style-name="P15"><text:span text:style-name="T6">&gt; Mode :</text:span></text:p><text:p text:style-name="P15"><text:span text:style-name="T7">Progam</text:span></text:p></draw:text-box></draw:frame></draw:g><draw:g text:anchor-type="paragraph" draw:z-index="11" draw:style-name="gr1"><draw:rect draw:style-name="gr2" draw:text-style-name="P14" svg:width="3.664cm" svg:height="0.922cm" svg:x="8.759cm" svg:y="0.042cm"><text:p/></draw:rect><draw:frame draw:style-name="gr3" draw:text-style-name="P15" svg:width="3.49cm" svg:height="0.803cm" svg:x="8.934cm" svg:y="0.16cm"><draw:text-box><text:p text:style-name="P15"><text:span text:style-name="T6">&gt; Last HMI stamp</text:span></text:p><text:p text:style-name="P15"><text:span text:style-name="T7">18:29:12</text:span></text:p></draw:text-box></draw:frame></draw:g><draw:g text:anchor-type="paragraph" draw:z-index="12" draw:style-name="gr1"><draw:rect draw:style-name="gr2" draw:text-style-name="P14" svg:width="3.664cm" svg:height="0.922cm" svg:x="12.853cm" svg:y="0.03cm"><text:p/></draw:rect><draw:frame draw:style-name="gr3" draw:text-style-name="P15" svg:width="3.49cm" svg:height="0.803cm" svg:x="13.028cm" svg:y="0.148cm"><draw:text-box><text:p text:style-name="P15"><text:span text:style-name="T6">&gt; Power Inverter</text:span></text:p><text:p text:style-name="P15"><text:span text:style-name="T7">1230W</text:span></text:p></draw:text-box></draw:frame></draw:g><draw:frame text:anchor-type="paragraph" draw:z-index="23" draw:style-name="gr6" svg:width="3.084cm" svg:height="0.645cm" svg:x="-0.612cm" svg:y="0.067cm"><draw:text-box><text:p>ref</text:p></draw:text-box></draw:frame></text:p>
      <text:p text:style-name="P5"><draw:line text:anchor-type="paragraph" draw:z-index="22" draw:style-name="gr4" draw:text-style-name="P14" svg:x1="-0.381cm" svg:y1="0.189cm" svg:x2="0.362cm" svg:y2="0.189cm"><text:p/></draw:line></text:p>
      <text:p text:style-name="P5"><draw:g text:anchor-type="paragraph" draw:z-index="13" draw:style-name="gr1"><draw:rect draw:style-name="gr2" draw:text-style-name="P14" svg:width="3.664cm" svg:height="0.922cm" svg:x="8.805cm" svg:y="0.436cm"><text:p/></draw:rect><draw:frame draw:style-name="gr3" draw:text-style-name="P15" svg:width="3.49cm" svg:height="0.803cm" svg:x="8.98cm" svg:y="0.554cm"><draw:text-box><text:p text:style-name="P15"><text:span text:style-name="T6">&gt; Delta Stamp HMI/SGw : </text:span><text:span text:style-name="T7">-5</text:span><text:span text:style-name="T6"> s</text:span></text:p></draw:text-box></draw:frame></draw:g><draw:g text:anchor-type="paragraph" draw:z-index="14" draw:style-name="gr1"><draw:rect draw:style-name="gr2" draw:text-style-name="P14" svg:width="3.664cm" svg:height="0.922cm" svg:x="0.27cm" svg:y="4.486cm"><text:p/></draw:rect><draw:frame draw:style-name="gr3" draw:text-style-name="P15" svg:width="3.49cm" svg:height="0.803cm" svg:x="0.445cm" svg:y="4.604cm"><draw:text-box><text:p text:style-name="P15"><text:span text:style-name="T6">V Salon ID :</text:span></text:p><text:p text:style-name="P15"><text:span text:style-name="T7">0xD1</text:span></text:p></draw:text-box></draw:frame></draw:g><draw:g text:anchor-type="paragraph" draw:z-index="15" draw:style-name="gr1"><draw:rect draw:style-name="gr2" draw:text-style-name="P14" svg:width="3.664cm" svg:height="0.922cm" svg:x="4.688cm" svg:y="4.461cm"><text:p/></draw:rect><draw:frame draw:style-name="gr3" draw:text-style-name="P15" svg:width="3.49cm" svg:height="0.803cm" svg:x="4.863cm" svg:y="4.579cm"><draw:text-box><text:p text:style-name="P15"><text:span text:style-name="T6">&gt; Last stamp</text:span></text:p><text:p text:style-name="P15"><text:span text:style-name="T7">18:29:12</text:span></text:p></draw:text-box></draw:frame></draw:g><draw:g text:anchor-type="paragraph" draw:z-index="16" draw:style-name="gr1"><draw:rect draw:style-name="gr2" draw:text-style-name="P14" svg:width="3.664cm" svg:height="0.922cm" svg:x="8.83cm" svg:y="4.415cm"><text:p/></draw:rect><draw:frame draw:style-name="gr3" draw:text-style-name="P15" svg:width="3.49cm" svg:height="0.803cm" svg:x="9.005cm" svg:y="4.533cm"><draw:text-box><text:p text:style-name="P15"><text:span text:style-name="T6">&gt; Temperature</text:span></text:p><text:p text:style-name="P15"><text:span text:style-name="T7">21°C</text:span></text:p></draw:text-box></draw:frame></draw:g><draw:g text:anchor-type="paragraph" draw:z-index="17" draw:style-name="gr1"><draw:rect draw:style-name="gr2" draw:text-style-name="P14" svg:width="3.664cm" svg:height="0.922cm" svg:x="13.04cm" svg:y="4.369cm"><text:p/></draw:rect><draw:frame draw:style-name="gr3" draw:text-style-name="P15" svg:width="3.49cm" svg:height="0.803cm" svg:x="13.215cm" svg:y="4.487cm"><draw:text-box><text:p text:style-name="P15"><text:span text:style-name="T6">&gt; Status</text:span></text:p><text:p text:style-name="P15"><text:span text:style-name="T7">No Warning</text:span></text:p></draw:text-box></draw:frame></draw:g><draw:g text:anchor-type="paragraph" draw:z-index="18" draw:style-name="gr1"><draw:rect draw:style-name="gr2" draw:text-style-name="P14" svg:width="3.664cm" svg:height="0.922cm" svg:x="4.687cm" svg:y="0.445cm"><text:p/></draw:rect><draw:frame draw:style-name="gr3" draw:text-style-name="P15" svg:width="3.49cm" svg:height="0.803cm" svg:x="4.862cm" svg:y="0.563cm"><draw:text-box><text:p text:style-name="P15"><text:span text:style-name="T6">&gt; Total Power </text:span></text:p><text:p text:style-name="P15"><text:span text:style-name="T7">1230W</text:span></text:p></draw:text-box></draw:frame></draw:g><draw:g text:anchor-type="paragraph" draw:z-index="19" draw:style-name="gr1"><draw:rect draw:style-name="gr2" draw:text-style-name="P14" svg:width="3.664cm" svg:height="0.922cm" svg:x="4.736cm" svg:y="5.98cm"><text:p/></draw:rect><draw:frame draw:style-name="gr3" draw:text-style-name="P15" svg:width="3.49cm" svg:height="0.803cm" svg:x="4.911cm" svg:y="6.098cm"><draw:text-box><text:p text:style-name="P15"><text:span text:style-name="T6">&gt; Next interval</text:span></text:p><text:p text:style-name="P15"><text:span text:style-name="T7">00:29:12</text:span></text:p></draw:text-box></draw:frame></draw:g><draw:g text:anchor-type="paragraph" draw:z-index="20" draw:style-name="gr1"><draw:rect draw:style-name="gr2" draw:text-style-name="P14" svg:width="3.664cm" svg:height="0.922cm" svg:x="8.855cm" svg:y="5.957cm"><text:p/></draw:rect><draw:frame draw:style-name="gr3" draw:text-style-name="P15" svg:width="3.49cm" svg:height="0.803cm" svg:x="9.03cm" svg:y="6.075cm"><draw:text-box><text:p text:style-name="P15"><text:span text:style-name="T6">&gt; Delay Factor :</text:span></text:p><text:p text:style-name="P15"><text:span text:style-name="T7">1.24</text:span></text:p></draw:text-box></draw:frame></draw:g><draw:g text:anchor-type="paragraph" draw:z-index="21" draw:style-name="gr1"><draw:rect draw:style-name="gr2" draw:text-style-name="P14" svg:width="3.664cm" svg:height="0.922cm" svg:x="0.27cm" svg:y="2.277cm"><text:p/></draw:rect><draw:frame draw:style-name="gr3" draw:text-style-name="P15" svg:width="3.49cm" svg:height="0.803cm" svg:x="0.445cm" svg:y="2.395cm"><draw:text-box><text:p text:style-name="P15"><text:span text:style-name="T7">V 28.3 23.3 23.5</text:span></text:p><text:p text:style-name="P15"><text:span text:style-name="T7"><text:s/></text:span><text:span text:style-name="T7">24.5 25.5 32.4 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5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23T19:22:11.28</dc:date>
    <meta:editing-duration>P9DT20H57M31S</meta:editing-duration>
    <meta:editing-cycles>20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5" meta:paragraph-count="69" meta:word-count="277" meta:character-count="2095"/>
    <meta:user-defined meta:name="Info 1"/>
    <meta:user-defined meta:name="Info 2"/>
    <meta:user-defined meta:name="Info 3"/>
    <meta:user-defined meta:name="Info 4"/>
  </office:meta>
</office:document-meta>
</file>